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10pt" fo:font-style="normal" fo:text-shadow="none" style:text-underline-style="none" fo:font-weight="bold" style:font-size-asian="10pt" style:font-style-asian="normal" style:font-weight-asian="bold" style:font-name-complex="Calibri (Body)" style:font-size-complex="10pt" style:font-style-complex="normal" style:font-weight-complex="bold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0pt" style:font-size-asian="10pt" style:font-size-complex="10pt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Hyperlink" style:data-style-name="N0">
      <style:table-cell-properties fo:background-color="#50938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 style:vertical-align="automatic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61" table:default-cell-style-name="ce10"/>
        <table:table-row table:style-name="ro1">
          <table:table-cell/>
          <table:table-cell table:style-name="ce1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1">
          <table:table-cell/>
          <table:table-cell table:style-name="ce1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Topic:</text:p>
          </table:table-cell>
          <table:table-cell table:style-name="ce11" office:value-type="string" calcext:value-type="string">
            <text:p>Problem: </text:p>
          </table:table-cell>
          <table:table-cell table:style-name="ce20" office:value-type="string" calcext:value-type="string">
            <text:p>Done [yes or no] 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8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merge-intervals/" xlink:type="simple">Merge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K-th Element of Two Sorted Arrays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reverse-string/" xlink:type="simple">Reverse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7" office:value-type="string" calcext:value-type="string">
            <text:p>Why strings are immutable in Java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9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table:number-columns-repeated="62"/>
        </table:table-row>
        <table:table-row table:style-name="ro1"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Search a Word in a 2D Grid of characters.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GGRCOW/" xlink:type="simple">Aggressive cow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EKO/" xlink:type="simple">EKOSPOJ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PRATA/" xlink:type="simple">ROTI-Prata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NARC05B/" xlink:type="simple">DoubleHelix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spoj.com/problems/SUBSUMS/" xlink:type="simple">Subset Sum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25" office:value-type="string" calcext:value-type="string">
            <text:p>Can we reverse a linked list in less than O(n)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27" office:value-type="string" calcext:value-type="string">
            <text:p>Why Quicksort is preferred for. Arrays and Merge Sort for LinkedLists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9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IEHARD/" xlink:type="simple">DIEHARD -DIE HAR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CJ101BB/" xlink:type="simple">Picking Up Chi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CHOCOLA/" xlink:type="simple">CHOCOLA –Chocol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tug-of-war/" xlink:type="simple">Tug of Wa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9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flood-fill/" xlink:type="simple">flood fill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lone-graph/" xlink:type="simple">Clone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word-ladder/" xlink:type="simple">word Ladder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style-name="ce12" office:value-type="string" calcext:value-type="string">
            <text:p>Dynamic Programming</text:p>
          </table:table-cell>
          <table:table-cell table:style-name="ce29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10480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0:05:03.273553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14T11:36:56</meta:creation-date>
    <dc:date>2021-03-18T17:18:54.493273405</dc:date>
    <meta:generator>LibreOffice/6.4.6.2$Linux_X86_64 LibreOffice_project/40$Build-2</meta:generator>
    <meta:editing-duration>P2DT16H47M42S</meta:editing-duration>
    <meta:editing-cycles>27</meta:editing-cycles>
    <meta:document-statistic meta:table-count="1" meta:cell-count="13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